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6.5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3.32cm"/>
    </style:style>
    <style:style style:name="gr5" style:family="graphic" style:parent-style-name="standard">
      <style:graphic-properties draw:textarea-horizontal-align="justify" draw:textarea-vertical-align="middle" draw:auto-grow-height="false" fo:min-height="0.6cm" fo:min-width="3.0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textarea-horizontal-align="justify" draw:textarea-vertical-align="middle" draw:auto-grow-height="false" fo:min-height="0.656cm" fo:min-width="0.958cm"/>
    </style:style>
    <style:style style:name="gr16" style:family="graphic" style:parent-style-name="standard">
      <style:graphic-properties draw:textarea-horizontal-align="justify" draw:textarea-vertical-align="middle" draw:auto-grow-height="false" fo:min-height="1.014cm" fo:min-width="2.3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5.5cm"/>
    </style:style>
    <style:style style:name="gr19" style:family="graphic" style:parent-style-name="standard">
      <style:graphic-properties draw:textarea-horizontal-align="justify" draw:textarea-vertical-align="middle" draw:auto-grow-height="false" fo:min-height="1.67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4.75cm" fo:min-width="3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DIFFERNC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USER</text:p>
                <text:p><text:s text:c="2"/>Hide all database </text:p>
                <text:p><text:s text:c="2"/>information 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VENDOR</text:p>
                <text:p><text:s/>Show all database <text:s/>informa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7cm" svg:height="3.8cm" svg:x="4.4cm" svg:y="3.8cm">
          <text:p text:style-name="P2">FILESYSTE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8cm" svg:x="21.8cm" svg:y="5.2cm">
          <text:p text:style-name="P2">CUSTOM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cm" svg:height="1.4cm" svg:x="1.4cm" svg:y="16.2cm">
          <text:p text:style-name="P2">Quantitylist.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cm" svg:height="1.2cm" svg:x="7.8cm" svg:y="16cm">
          <text:p text:style-name="P2">Pricelist.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5.6cm" svg:height="0.962cm" svg:x="21.6cm" svg:y="2cm">
          <draw:text-box>
            <text:p>Menucard.txt</text:p>
          </draw:text-box>
        </draw:frame>
        <draw:frame draw:style-name="gr7" draw:text-style-name="P3" draw:layer="layout" svg:width="3.6cm" svg:height="1.673cm" svg:x="23.8cm" svg:y="3.127cm">
          <draw:text-box>
            <text:p>Display</text:p>
            <text:p>menucard</text:p>
          </draw:text-box>
        </draw:frame>
        <draw:frame draw:style-name="gr8" draw:text-style-name="P3" draw:layer="layout" svg:width="2.8cm" svg:height="3.495cm" svg:x="24.6cm" svg:y="7.2cm">
          <draw:text-box>
            <text:p>Add itemno and quantity</text:p>
          </draw:text-box>
        </draw:frame>
        <draw:line draw:style-name="gr9" draw:text-style-name="P4" draw:layer="layout" svg:x1="23cm" svg:y1="11cm" svg:x2="11.4cm" svg:y2="6.4cm">
          <text:p/>
        </draw:line>
        <draw:frame draw:style-name="gr10" draw:text-style-name="P3" draw:layer="layout" svg:width="5.6cm" svg:height="1.673cm" svg:x="13.2cm" svg:y="5.6cm">
          <draw:text-box>
            <text:p>Basket submitted to filesystem</text:p>
          </draw:text-box>
        </draw:frame>
        <draw:line draw:style-name="gr11" draw:text-style-name="P4" draw:layer="layout" svg:x1="6cm" svg:y1="7.6cm" svg:x2="3.6cm" svg:y2="16.4cm">
          <text:p/>
        </draw:line>
        <draw:line draw:style-name="gr11" draw:text-style-name="P4" draw:layer="layout" svg:x1="10.4cm" svg:y1="16cm" svg:x2="6.8cm" svg:y2="7.6cm">
          <text:p/>
        </draw:line>
        <draw:frame draw:style-name="gr12" draw:text-style-name="P3" draw:layer="layout" svg:width="4.2cm" svg:height="3.095cm" svg:x="1cm" svg:y="9.4cm">
          <draw:text-box>
            <text:p>Check for quantity </text:p>
            <text:p>availability</text:p>
          </draw:text-box>
        </draw:frame>
        <draw:frame draw:style-name="gr7" draw:text-style-name="P3" draw:layer="layout" svg:width="4.2cm" svg:height="2.384cm" svg:x="8.8cm" svg:y="11.2cm">
          <draw:text-box>
            <text:p>Check itemno</text:p>
            <text:p>And price </text:p>
          </draw:text-box>
        </draw:frame>
        <draw:line draw:style-name="gr11" draw:text-style-name="P4" draw:layer="layout" svg:x1="24.6cm" svg:y1="11.2cm" svg:x2="24.6cm" svg:y2="14.4cm">
          <text:p/>
        </draw:line>
        <draw:frame draw:style-name="gr13" draw:text-style-name="P3" draw:layer="layout" svg:width="4.2cm" svg:height="2.384cm" svg:x="22.6cm" svg:y="11.816cm">
          <draw:text-box>
            <text:p>Implemented using</text:p>
          </draw:text-box>
        </draw:frame>
        <draw:frame draw:style-name="gr14" draw:text-style-name="P3" draw:layer="layout" svg:width="5.4cm" svg:height="5.939cm" svg:x="22.4cm" svg:y="15.4cm">
          <draw:text-box>
            <text:p>Self maded templated file </text:p>
            <text:p>For creating a basket using linklist with various functions to on it </text:p>
          </draw:text-box>
        </draw:frame>
        <draw:line draw:style-name="gr11" draw:text-style-name="P4" draw:layer="layout" svg:x1="11.4cm" svg:y1="7.4cm" svg:x2="23.6cm" svg:y2="14.4cm">
          <text:p/>
        </draw:line>
        <draw:custom-shape draw:style-name="gr15" draw:text-style-name="P2" draw:layer="layout" svg:width="2.6cm" svg:height="1.616cm" svg:x="23cm" svg:y="10.2cm">
          <text:p text:style-name="P2">baske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2" draw:layer="layout" svg:width="3cm" svg:height="1.4cm" svg:x="23.6cm" svg:y="14.2cm">
          <text:p text:style-name="P2">Stlist.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4.2cm" svg:height="3.806cm" svg:x="9.6cm" svg:y="7.794cm">
          <draw:text-box>
            <text:p>Use this for functioning on basket</text:p>
          </draw:text-box>
        </draw:frame>
        <draw:connector draw:style-name="gr9" draw:text-style-name="P4" draw:layer="layout" draw:type="curve" svg:x1="16.4cm" svg:y1="3.6cm" svg:x2="21.97cm" svg:y2="5.724cm" svg:d="M16400 3600c4177 0 1393 2124 5570 2124" svg:viewBox="0 0 5571 2125">
          <text:p/>
        </draw:connector>
        <draw:line draw:style-name="gr11" draw:text-style-name="P4" draw:layer="layout" svg:x1="11.4cm" svg:y1="3.8cm" svg:x2="16.6cm" svg:y2="3.6cm">
          <text:p/>
        </draw:line>
        <draw:frame draw:style-name="gr10" draw:text-style-name="P3" draw:layer="layout" svg:width="5.4cm" svg:height="1.673cm" svg:x="12.4cm" svg:y="2.238cm">
          <draw:text-box>
            <text:p>Give bill to customer</text:p>
          </draw:text-box>
        </draw:frame>
        <draw:custom-shape draw:style-name="gr18" draw:text-style-name="P2" draw:layer="layout" svg:width="6cm" svg:height="1.2cm" svg:x="3cm" svg:y="0.4cm">
          <text:p text:style-name="P2">DISCOUNT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6cm" svg:height="2.2cm" svg:x="5.8cm" svg:y="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4" draw:layer="layout" svg:x1="23.2cm" svg:y1="2.962cm" svg:x2="23.2cm" svg:y2="5.2cm">
          <text:p/>
        </draw:line>
        <draw:line draw:style-name="gr9" draw:text-style-name="P4" draw:layer="layout" svg:x1="23.6cm" svg:y1="7cm" svg:x2="23.8cm" svg:y2="10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0" draw:text-style-name="P6" draw:layer="layout" svg:width="2.547cm" svg:height="0.962cm" svg:x="4.2cm" svg:y="1.8cm">
          <draw:text-box>
            <text:p text:style-name="P5">Stllist.h</text:p>
          </draw:text-box>
        </draw:frame>
        <draw:custom-shape draw:style-name="gr21" draw:text-style-name="P7" draw:layer="layout" svg:width="4.4cm" svg:height="5cm" svg:x="2.6cm" svg:y="6.6cm">
          <text:p text:style-name="P7">Templated </text:p>
          <text:p text:style-name="P7">Class node</text:p>
          <text:p text:style-name="P7"/>
          <text:p text:style-name="P7">private:</text:p>
          <text:p text:style-name="P7">Itemid,qunatity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6cm" svg:height="1cm" svg:x="13.6cm" svg:y="6.4cm">
          <text:p text:style-name="P7">node1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6cm" svg:height="1cm" svg:x="21.2cm" svg:y="6.4cm">
          <text:p text:style-name="P7">node3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6cm" svg:height="1cm" svg:x="17.4cm" svg:y="6.4cm">
          <text:p text:style-name="P7">node2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6.2cm" svg:y1="6.8cm" svg:x2="17.6cm" svg:y2="6.8cm">
          <text:p/>
        </draw:line>
        <draw:line draw:style-name="gr9" draw:text-style-name="P4" draw:layer="layout" svg:x1="20cm" svg:y1="6.8cm" svg:x2="21.2cm" svg:y2="6.8cm">
          <text:p/>
        </draw:line>
        <draw:frame draw:style-name="gr10" draw:text-style-name="P6" draw:layer="layout" svg:width="6.6cm" svg:height="0.962cm" svg:x="16.2cm" svg:y="8.8cm">
          <draw:text-box>
            <text:p text:style-name="P5">It is user basket</text:p>
          </draw:text-box>
        </draw:frame>
        <draw:custom-shape draw:style-name="gr18" draw:text-style-name="P7" draw:layer="layout" svg:width="6cm" svg:height="1.2cm" svg:x="15.4cm" svg:y="4cm">
          <text:p text:style-name="P7">Templated class li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1:52:15.742231711</meta:creation-date>
    <meta:editing-duration>PT8M27S</meta:editing-duration>
    <meta:editing-cycles>2</meta:editing-cycles>
    <meta:generator>LibreOffice/5.1.6.2$Linux_X86_64 LibreOffice_project/10m0$Build-2</meta:generator>
    <dc:date>2018-05-09T12:48:20.177460606</dc:date>
    <meta:document-statistic meta:object-count="66"/>
  </office:meta>
</office:document-meta>
</file>